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6319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18"/>
    <style:style style:name="ce10" style:family="table-cell" style:parent-style-name="Default" style:data-style-name="N118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7"/>
    <style:style style:name="ce17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16"/>
    <style:style style:name="ce19" style:family="table-cell" style:parent-style-name="Default" style:data-style-name="N116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ce11"/>
        <table:table-column table:style-name="co9" table:default-cell-style-name="ce14"/>
        <table:table-column table:style-name="co4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ce18"/>
        <table:table-column table:style-name="co12" table:default-cell-style-name="Default"/>
        <table:table-column table:style-name="co13" table:default-cell-style-name="ce14"/>
        <table:table-row table:style-name="ro1">
          <table:table-cell/>
          <table:table-cell table:style-name="ce1" office:value-type="string">
            <text:p>input R</text:p>
          </table:table-cell>
          <table:table-cell table:style-name="ce1" office:value-type="string">
            <text:p>pull up R</text:p>
          </table:table-cell>
          <table:table-cell table:style-name="ce2" office:value-type="string">
            <text:p>ZC pulse</text:p>
          </table:table-cell>
          <table:table-cell table:style-name="ce6" table:number-columns-repeated="4"/>
          <table:table-cell table:style-name="ce12"/>
          <table:table-cell table:style-name="ce6" office:value-type="string">
            <text:p>Period length</text:p>
          </table:table-cell>
          <table:table-cell table:style-name="ce6" table:number-columns-repeated="4"/>
          <table:table-cell table:style-name="ce12"/>
        </table:table-row>
        <table:table-row table:style-name="ro2">
          <table:table-cell table:number-columns-repeated="3"/>
          <table:table-cell table:style-name="ce3" office:value-type="string">
            <text:p>mean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Max-min</text:p>
          </table:table-cell>
          <table:table-cell table:style-name="ce13" office:value-type="string">
            <text:p>diff abs median</text:p>
          </table:table-cell>
          <table:table-cell table:style-name="ce7" office:value-type="string">
            <text:p>mean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Max-min</text:p>
          </table:table-cell>
          <table:table-cell table:style-name="ce13" office:value-type="string">
            <text:p>diff abs median</text:p>
          </table:table-cell>
        </table:table-row>
        <table:table-row table:style-name="ro1">
          <table:table-cell/>
          <table:table-cell office:value-type="string">
            <text:p>32.8k</text:p>
          </table:table-cell>
          <table:table-cell office:value-type="string">
            <text:p>47k</text:p>
          </table:table-cell>
          <table:table-cell office:value-type="float" office:value="0.359">
            <text:p>0.359</text:p>
          </table:table-cell>
          <table:table-cell office:value-type="float" office:value="0.358">
            <text:p>0.358</text:p>
          </table:table-cell>
          <table:table-cell office:value-type="float" office:value="0.335">
            <text:p>0.335</text:p>
          </table:table-cell>
          <table:table-cell office:value-type="float" office:value="0.371">
            <text:p>0.371</text:p>
          </table:table-cell>
          <table:table-cell office:value-type="float" office:value="0.036">
            <text:p>0.036</text:p>
          </table:table-cell>
          <table:table-cell office:value-type="float" office:value="0.001875">
            <text:p>0.001875</text:p>
          </table:table-cell>
          <table:table-cell office:value-type="float" office:value="9.9778">
            <text:p>9.9778</text:p>
          </table:table-cell>
          <table:table-cell office:value-type="float" office:value="9.9775">
            <text:p>9.9775</text:p>
          </table:table-cell>
          <table:table-cell office:value-type="float" office:value="9.923">
            <text:p>9.923</text:p>
          </table:table-cell>
          <table:table-cell office:value-type="float" office:value="10.0415">
            <text:p>10.0415</text:p>
          </table:table-cell>
          <table:table-cell office:value-type="float" office:value="0.1185">
            <text:p>0.1185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/>
          <table:table-cell office:value-type="string">
            <text:p>32.8k</text:p>
          </table:table-cell>
          <table:table-cell office:value-type="string">
            <text:p>10k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494">
            <text:p>0.494</text:p>
          </table:table-cell>
          <table:table-cell office:value-type="float" office:value="0.561">
            <text:p>0.561</text:p>
          </table:table-cell>
          <table:table-cell office:value-type="float" office:value="0.067">
            <text:p>0.067</text:p>
          </table:table-cell>
          <table:table-cell office:value-type="float" office:value="0.003975">
            <text:p>0.003975</text:p>
          </table:table-cell>
          <table:table-cell office:value-type="float" office:value="9.9788">
            <text:p>9.9788</text:p>
          </table:table-cell>
          <table:table-cell office:value-type="float" office:value="9.962">
            <text:p>9.9620</text:p>
          </table:table-cell>
          <table:table-cell office:value-type="float" office:value="9.939">
            <text:p>9.939</text:p>
          </table:table-cell>
          <table:table-cell office:value-type="float" office:value="10.0175">
            <text:p>10.0175</text:p>
          </table:table-cell>
          <table:table-cell office:value-type="float" office:value="0.0785">
            <text:p>0.0785</text:p>
          </table:table-cell>
          <table:table-cell office:value-type="float" office:value="0.059">
            <text:p>0.059</text:p>
          </table:table-cell>
        </table:table-row>
        <table:table-row table:style-name="ro1">
          <table:table-cell/>
          <table:table-cell office:value-type="string">
            <text:p>16.4k</text:p>
          </table:table-cell>
          <table:table-cell office:value-type="string">
            <text:p>10k</text:p>
          </table:table-cell>
          <table:table-cell table:number-columns-repeated="2" office:value-type="float" office:value="0.302">
            <text:p>0.302</text:p>
          </table:table-cell>
          <table:table-cell office:value-type="float" office:value="0.28">
            <text:p>0.280</text:p>
          </table:table-cell>
          <table:table-cell office:value-type="float" office:value="0.312">
            <text:p>0.312</text:p>
          </table:table-cell>
          <table:table-cell office:value-type="float" office:value="0.032">
            <text:p>0.032</text:p>
          </table:table-cell>
          <table:table-cell office:value-type="float" office:value="0.001625">
            <text:p>0.001625</text:p>
          </table:table-cell>
          <table:table-cell office:value-type="float" office:value="9.9781">
            <text:p>9.9781</text:p>
          </table:table-cell>
          <table:table-cell office:value-type="float" office:value="9.977">
            <text:p>9.9770</text:p>
          </table:table-cell>
          <table:table-cell office:value-type="float" office:value="9.917">
            <text:p>9.917</text:p>
          </table:table-cell>
          <table:table-cell office:value-type="float" office:value="10.075">
            <text:p>10.0750</text:p>
          </table:table-cell>
          <table:table-cell office:value-type="float" office:value="0.1585">
            <text:p>0.1585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/>
          <table:table-cell office:value-type="string">
            <text:p>16.4k</text:p>
          </table:table-cell>
          <table:table-cell office:value-type="string">
            <text:p>1k</text:p>
          </table:table-cell>
          <table:table-cell table:style-name="ce5" office:value-type="float" office:value="1.1598">
            <text:p>1.1598</text:p>
          </table:table-cell>
          <table:table-cell table:style-name="ce8" office:value-type="float" office:value="1.164">
            <text:p>1.164</text:p>
          </table:table-cell>
          <table:table-cell table:style-name="ce10" office:value-type="float" office:value="1.102">
            <text:p>1.102</text:p>
          </table:table-cell>
          <table:table-cell table:style-name="ce8" office:value-type="float" office:value="1.205">
            <text:p>1.205</text:p>
          </table:table-cell>
          <table:table-cell table:style-name="ce8" office:value-type="float" office:value="0.103">
            <text:p>0.103</text:p>
          </table:table-cell>
          <table:table-cell table:style-name="ce15" office:value-type="float" office:value="0.001969">
            <text:p>0.001969</text:p>
          </table:table-cell>
          <table:table-cell table:style-name="ce8"/>
          <table:table-cell table:style-name="ce17"/>
          <table:table-cell table:style-name="ce8"/>
          <table:table-cell table:style-name="ce19"/>
          <table:table-cell table:style-name="ce8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0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3-06-16T11:48:06</meta:creation-date>
    <dc:date>2013-06-16T13:44:48</dc:date>
    <dc:creator>miceuz </dc:creator>
    <meta:editing-duration>PT1H9M2S</meta:editing-duration>
    <meta:editing-cycles>1</meta:editing-cycles>
    <meta:document-statistic meta:table-count="1" meta:cell-count="66" meta:object-count="0"/>
    <meta:generator>LibreOffice/3.6$Linux_X86_64 LibreOffice_project/360m1$Build-2</meta:generator>
  </office:meta>
</office:document-meta>
</file>